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style:text-underline-type="single" fo:font-weight="bold"/>
    </style:style>
    <style:style style:family="text" style:name="T3" style:display-name="T3">
      <style:text-properties fo:color="#000000" style:font-name="Arial" fo:font-size="11.0pt" fo:language="en" fo:country="US" fo:font-weight="normal" text:display="true" fo:text-transform="none"/>
    </style:style>
    <style:style style:family="text" style:name="T4" style:display-name="T4">
      <style:text-properties fo:color="#000000" style:font-name="Arial" fo:font-size="11.0pt" fo:language="en" fo:country="US" fo:font-weight="bold" text:display="true" fo:text-transform="none"/>
    </style:style>
    <style:style style:family="text" style:name="T5" style:display-name="T5">
      <style:text-properties style:text-position="-33%"/>
    </style:style>
    <style:style style:family="paragraph" style:name="P5" style:display-name="P5">
      <style:paragraph-properties fo:text-indent="0in" fo:line-height="115%" fo:margin-left="0in">
        <style:tab-stops>
          <style:tab-stop style:type="left" style:position="0.152778in"/>
          <style:tab-stop style:type="left" style:position="0.500000in"/>
        </style:tab-stops>
      </style:paragraph-properties>
      <style:text-properties fo:color="#000000" style:font-name="Arial" fo:font-size="11.0pt"/>
    </style:style>
    <style:style style:family="paragraph" style:name="P6" style:display-name="P6" style:list-style-name="L2">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paragraph" style:name="P7" style:display-name="P7" style:parent-style-name="Normal" style:list-style-name="L3">
      <style:paragraph-properties fo:text-indent="0.000000cm" fo:line-height="115%" fo:margin-left="0.508000cm"/>
      <style:text-properties fo:color="#000000" style:font-name="Arial" fo:font-size="11.0pt"/>
    </style:style>
    <style:style style:family="paragraph" style:name="P8" style:display-name="P8" style:list-style-name="L4">
      <style:paragraph-properties fo:text-indent="0.000000cm" fo:line-height="115%" fo:background-color="#ffffff" fo:margin-left="0.635000cm">
        <style:tab-stops>
          <style:tab-stop style:type="left" style:position="0.152778in"/>
          <style:tab-stop style:type="left" style:position="0.500000in"/>
        </style:tab-stops>
      </style:paragraph-properties>
      <style:text-properties fo:color="#000000" style:font-name="Arial" fo:font-size="12.0pt"/>
    </style:style>
    <style:style style:family="paragraph" style:name="P9" style:display-name="P9" style:parent-style-name="Normal">
      <style:paragraph-properties fo:line-height="115%" fo:background-color="#ffffff"/>
      <style:text-properties fo:color="#000000" style:font-name="Arial" fo:font-size="12.0pt"/>
    </style:style>
    <style:style style:family="paragraph" style:name="P1" style:display-name="P1" style:parent-style-name="Normal">
      <style:paragraph-properties fo:line-height="115%" fo:margin-bottom="0.0417in"/>
      <style:text-properties fo:color="#000000" style:font-name="Arial" fo:font-size="26.0pt"/>
    </style:style>
    <style:style style:family="paragraph" style:name="P2" style:display-name="P2" style:parent-style-name="Normal">
      <style:paragraph-properties fo:line-height="115%"/>
      <style:text-properties fo:color="#000000" style:font-name="Arial" fo:font-size="11.0pt"/>
    </style:style>
    <style:style style:family="paragraph" style:name="P3" style:display-name="P3" style:parent-style-name="Normal">
      <style:paragraph-properties fo:line-height="115%" fo:margin-top="0.2780in" fo:margin-bottom="0.0835in"/>
      <style:text-properties fo:color="#000000" style:font-name="Arial" fo:font-size="20.0pt"/>
    </style:style>
    <style:style style:family="paragraph" style:name="P4" style:display-name="P4" style:list-style-name="L1">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section" style:name="Sect1" style:display-name="Sect1"/>
    <style:page-layout style:name="PLayout2">
      <style:page-layout-properties fo:margin-top="0.5in" fo:margin-bottom="0.5in" fo:margin-left="1.0in" fo:margin-right="1.0in"/>
    </style:page-layout>
    <style:page-layout style:name="Standard">
      <style:page-layout-properties fo:margin-top="0.5in" fo:margin-bottom="0.5in" fo:margin-left="1.0in" fo:margin-right="1.0in"/>
    </style:page-layout>
    <text:list-style style:name="L1">
      <text:list-level-style-number text:level="1" style:num-format="1">
        <style:list-level-properties fo:text-indent="0.000000cm" text:space-before="0cm" text:min-label-width="1.905000cm" fo:margin-left="0.635000cm"/>
      </text:list-level-style-number>
    </text:list-style>
    <text:list-style style:name="L2">
      <text:list-level-style-bullet text:level="1" text:bullet-char="•">
        <style:list-level-properties fo:text-indent="0.000000cm" text:space-before="0cm" text:min-label-width="1.905000cm" fo:margin-left="0.635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1.905000cm" fo:margin-left="0.635000cm"/>
        <style:text-properties style:font-name="FreeSerif"/>
      </text:list-level-style-bullet>
    </text:list-style>
  </office:automatic-styles>
  <office:body>
    <office:text>
      <text:section text:style-name="Sect1" text:name="Section1">
        <text:p text:style-name="P1"><text:span text:style-name="T1">Assignment 1</text:span></text:p>
        <text:p text:style-name="P2"><text:span text:style-name="T1">Name: </text:span>Abdullah Al-Hamrani</text:p>
        <text:p text:style-name="P2"><text:span text:style-name="T1">Student ID: </text:span></text:p>
        <text:p text:style-name="P2"/>
        <text:p text:style-name="P2"><text:span text:style-name="T1">Name: </text:span>Sonola Sowemimo</text:p>
        <text:p text:style-name="P2"><text:span text:style-name="T1">Student ID: </text:span>12934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pan text:style-name="T2">Simulator Description</text:span></text:p>
        <text:list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5"/>
        <text:p text:style-name="P2">Our simulator was developed in Python. We used a variety of libraries that includes: </text:p>
        <text:list text:style-name="L2">
          <text:list-item>
            <text:p text:style-name="P6"><text:span text:style-name="T1">random: </text:span>This was used to generate our random seed throughput, and also the random numbers to compare to e</text:p>
          </text:list-item>
          <text:list-item>
            <text:p text:style-name="P6"><text:span text:style-name="T1">math: </text:span>This was used to compute simple calculations throughout our simulator program</text:p>
          </text:list-item>
          <text:list-item>
            <text:p text:style-name="P6"><text:span text:style-name="T1">sys: </text:span>This was used in being able to work with other system interactions such as output.</text:p>
          </text:list-item>
        </text:list>
        <text:p text:style-name="P2"/>
        <text:p text:style-name="P2"/>
        <text:p text:style-name="P2">Our simulator also used functions in being able to provide the user with the appropriate outcomes:</text:p>
        <text:p text:style-name="P2"/>
        <text:list text:style-name="L3">
          <text:list-item>
            <text:p text:style-name="P7"><text:span text:style-name="T3"/><text:span text:style-name="T4">procedure() - </text:span><text:span text:style-name="T3">this is in charge of handling the block, throughput average, frame average and also total frames.</text:span></text:p>
          </text:list-item>
          <text:list-item>
            <text:p text:style-name="P7"><text:span text:style-name="T3"/><text:span text:style-name="T4">arguments()</text:span><text:span text:style-name="T3"> - this is in charge of grabbing all the user inputs, this is also in charge of making sure the appropriate inputs are given, odds are you are face with a program error if you enter a combinations of variables that do not go together. For example: giving and Independent argument along with a burst length not assigned to zero.</text:span></text:p>
          </text:list-item>
          <text:list-item>
            <text:p text:style-name="P7"><text:span text:style-name="T3"/><text:span text:style-name="T4">main() - </text:span><text:span text:style-name="T3">simply the main method in any program, no need to be further explained.</text:span></text:p>
          </text:list-item>
          <text:list-item>
            <text:p text:style-name="P7"><text:span text:style-name="T3"/><text:span text:style-name="T4">errorSimulator(block, independent, parameters) -</text:span><text:span text:style-name="T3"> this returns the bit_error. Job of this function is handling the independent errors &amp; burst errors. An appropriate bit error is created depending on if independent is 1 or otherwise.</text:span></text:p>
          </text:list-item>
          <text:list-item>
            <text:p text:style-name="P7"><text:span text:style-name="T3"/><text:span text:style-name="T4">transmitter(K, F) - </text:span><text:span text:style-name="T3">this returns block, r. This function handles the situation of taking in the number of blocks, frame size in bits and  breaks it into the block this calculating the set of trials.</text:span></text:p>
          </text:list-item>
          <text:list-item>
            <text:p text:style-name="P7"><text:span text:style-name="T3"/><text:span text:style-name="T4">checkByReceiver(bit_error) - </text:span><text:span text:style-name="T3">This is where the receiver checks the transmitted bits</text:span></text:p>
          </text:list-item>
          <text:list-item>
            <text:p text:style-name="P7"><text:span text:style-name="T3"/><text:span text:style-name="T4">checkBad(block, independent, parameters) - </text:span><text:span text:style-name="T3">This is where everything is checked to make sure if their in a good condition or bad. Checks bit error, blocks received correctly.</text:span></text:p>
          </text:list-item>
          <text:list-item>
            <text:p text:style-name="P7"><text:span text:style-name="T3"/><text:span text:style-name="T4">stdDevFrame(frameAvg, T, total_frames, total) - </text:span><text:span text:style-name="T3">returns the standard deviation, in charge of calculating the standard deviation for each frame average.</text:span></text:p>
          </text:list-item>
          <text:list-item>
            <text:p text:style-name="P7"><text:span text:style-name="T3"/><text:span text:style-name="T4">stdDevThroughput(throughputAvg, trailNum, totalTime, totalGoodTime, frameSize) - </text:span><text:span text:style-name="T3">returns the standard deviation for each throughput average.</text:span></text:p>
          </text:list-item>
          <text:list-item>
            <text:p text:style-name="P7"><text:span text:style-name="T3"/><text:span text:style-name="T4">confidenceInterval(meanAvg, stdDev, tDist) - </text:span><text:span text:style-name="T3"> returns the confidence interval 1, confidence interval 2. </text:span></text:p>
          </text:list-item>
        </text:list>
        <text:p text:style-name="P2"/>
        <text:p text:style-name="P2">The program requires the the user to first enter the appropriate arguments to be used to successfully run the simulation:</text:p>
        <text:list text:style-name="L4">
          <text:list-item>
            <text:p text:style-name="P8"><text:span text:style-name="T1">M</text:span> (character): Indicates the error model used: <text:s/>I for independent, B for Burst</text:p>
          </text:list-item>
          <text:list-item>
            <text:p text:style-name="P8"><text:span text:style-name="T1">A</text:span> (integer): You can assume the feedback time is 50 bit time units.</text:p>
          </text:list-item>
          <text:list-item>
            <text:p text:style-name="P8"><text:span text:style-name="T1">K</text:span> (integer): <text:s/>The number of blocks. You should at least explore the range 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8"><text:span text:style-name="T1">F</text:span> (integer) <text:s text:c="2"/>Size of the frame in number of bits. <text:s text:c="2"/>You can assume this is 4000 bits. </text:p>
          </text:list-item>
          <text:list-item>
            <text:p text:style-name="P8"><text:span text:style-name="T1">e</text:span> (floating) <text:s/>The probability that a bit is in error. <text:s/>You will vary this for e = 0.0001, 0.0003, 0.0005, 0.0007, <text:s/>0.001.</text:p>
          </text:list-item>
          <text:list-item>
            <text:p text:style-name="P8"><text:span text:style-name="T1">B</text:span> burst length. <text:s/>0 for the independent model. <text:s/>For the burst model, set this to 50 and 500 bit times.</text:p>
          </text:list-item>
          <text:list-item>
            <text:p text:style-name="P8"><text:span text:style-name="T1">N</text:span> non-burst length. <text:s/>0 for the independent model. <text:s/>For the burst model, set this to 5000 and 1000 bit times.</text:p>
          </text:list-item>
          <text:list-item>
            <text:p text:style-name="P8"><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8">T <text:s/>t<text:span text:style-name="T5">1</text:span> t<text:span text:style-name="T5">2</text:span> t<text:span text:style-name="T5">3</text:span> ... t<text:span text:style-name="T5">T</text:span> (integer) <text:s text:c="2"/>The number of trials, followed by seeds for the trials. <text:s/>For this simulation, you can set T to 5.</text:p>
          </text:list-item>
        </text:list>
        <text:p text:style-name="P9"> Variables will be tested to make sure appropriate outputs are given and tables along with graphs will be created using these variables. Examples such as (N= 1000, B = 50), (N= 5000, B = 500) etc.</text:p>
        <text:p text:style-name="P9"/>
        <text:p text:style-name="P9">In our main program the functions described above were used to calculate the various statistical and mathematical operations. First step of actions is to query the user for simulation specifications that they would like to run through the command line. After this step is done we go ahead and retrieve all this information by using the arguments() function.</text:p>
        <text:p text:style-name="P9"/>
        <text:p text:style-name="P9"/>
        <text:p text:style-name="P9"/>
        <text:p text:style-name="P9"/>
        <text:p text:style-name="P9"/>
        <text:p text:style-name="P9"/>
        <text:p text:style-name="P9"/>
        <text:p text:style-name="P3"><text:span text:style-name="T2">Project Scope:</text:span></text:p>
        <text:p text:style-name="P2">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svg:font-family="Times"/>
  </office:font-face-decls>
  <office:styles>
    <style:default-style style:family="paragraph">
      <style:paragraph-properties style:tab-stop-distance="0.5in"/>
    </style:default-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text-properties style:font-name="Times" fo:font-size="12.0pt"/>
    </style:style>
  </office:styles>
  <office:automatic-styles>
    <style:page-layout style:name="Standard">
      <style:page-layout-properties fo:page-width="8.500000in" fo:page-height="11.000000in" style:print-orientation="portrait" fo:margin-top="0.5in" fo:margin-bottom="0.5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Mon Feb  1 15:59:08 2016
</meta:creation-date>
    <dc:date>Mon Feb  1 16:51:52 2016
</dc:date>
  </office:meta>
</office:document-meta>
</file>